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0dff"/>
    </style:style>
    <style:style style:name="P2" style:family="paragraph" style:parent-style-name="Standard">
      <style:text-properties officeooo:rsid="00045ea5" officeooo:paragraph-rsid="00045ea5"/>
    </style:style>
    <style:style style:name="P3" style:family="paragraph" style:parent-style-name="Standard">
      <style:text-properties officeooo:rsid="0005ec77" officeooo:paragraph-rsid="0005ec77"/>
    </style:style>
    <style:style style:name="P4" style:family="paragraph" style:parent-style-name="Standard">
      <style:text-properties officeooo:rsid="000785ec" officeooo:paragraph-rsid="000785ec"/>
    </style:style>
    <style:style style:name="P5" style:family="paragraph" style:parent-style-name="Standard">
      <style:text-properties officeooo:rsid="000834cb" officeooo:paragraph-rsid="000834cb"/>
    </style:style>
    <style:style style:name="P6" style:family="paragraph" style:parent-style-name="Standard">
      <style:text-properties officeooo:rsid="000bb3bf" officeooo:paragraph-rsid="000bb3bf"/>
    </style:style>
    <style:style style:name="P7" style:family="paragraph" style:parent-style-name="Standard">
      <style:text-properties officeooo:rsid="000ed0bf" officeooo:paragraph-rsid="000ed0bf"/>
    </style:style>
    <style:style style:name="P8" style:family="paragraph" style:parent-style-name="Standard">
      <style:text-properties officeooo:rsid="00147d64" officeooo:paragraph-rsid="00147d64"/>
    </style:style>
    <style:style style:name="P9" style:family="paragraph" style:parent-style-name="Standard">
      <style:text-properties officeooo:rsid="001c1d70" officeooo:paragraph-rsid="001c1d70"/>
    </style:style>
    <style:style style:name="T1" style:family="text">
      <style:text-properties officeooo:rsid="0004073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cf69b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5ec77"/>
    </style:style>
    <style:style style:name="T6" style:family="text">
      <style:text-properties style:text-underline-style="none" officeooo:rsid="0009cb72"/>
    </style:style>
    <style:style style:name="T7" style:family="text">
      <style:text-properties style:text-underline-style="none" officeooo:rsid="000fe1a6"/>
    </style:style>
    <style:style style:name="T8" style:family="text">
      <style:text-properties style:text-underline-style="none" officeooo:rsid="000fea41"/>
    </style:style>
    <style:style style:name="T9" style:family="text">
      <style:text-properties style:text-underline-style="none" officeooo:rsid="0011dd15"/>
    </style:style>
    <style:style style:name="T10" style:family="text">
      <style:text-properties style:text-underline-style="none" officeooo:rsid="0011e059"/>
    </style:style>
    <style:style style:name="T11" style:family="text">
      <style:text-properties style:text-underline-style="none" officeooo:rsid="00123706"/>
    </style:style>
    <style:style style:name="T12" style:family="text">
      <style:text-properties style:text-underline-style="none" officeooo:rsid="00141f19"/>
    </style:style>
    <style:style style:name="T13" style:family="text">
      <style:text-properties style:text-underline-style="none" officeooo:rsid="0016e6ed"/>
    </style:style>
    <style:style style:name="T14" style:family="text">
      <style:text-properties style:text-underline-style="none" officeooo:rsid="0019e814"/>
    </style:style>
    <style:style style:name="T15" style:family="text">
      <style:text-properties style:text-underline-style="none" officeooo:rsid="001cf69b"/>
    </style:style>
    <style:style style:name="T16" style:family="text">
      <style:text-properties officeooo:rsid="0015a3da"/>
    </style:style>
    <style:style style:name="T17" style:family="text">
      <style:text-properties officeooo:rsid="001714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amento <text:span text:style-name="T1">MER →Mrel</text:span></text:p>
      <text:p text:style-name="P1"/>
      <text:p text:style-name="P2">Cliente (<text:span text:style-name="T2">CPF</text:span><text:span text:style-name="T4">, Nome, Rua, CEP, Cidade, País, Email, senha(?), </text:span><text:span text:style-name="T5">Telefone 1, Telefone 2, </text:span><text:span text:style-name="T12">plano_assinado</text:span><text:span text:style-name="T13">(Plano.Nro_Plano)</text:span><text:span text:style-name="T5">)</text:span><text:span text:style-name="T4"> </text:span></text:p>
      <text:p text:style-name="P2"><text:span text:style-name="T4"/></text:p>
      <text:p text:style-name="P2"><text:span text:style-name="T4">Empresa (</text:span><text:span text:style-name="T2">CNPJ</text:span><text:span text:style-name="T4">, Nome, Rua, CEP, Cidade, País, Telefone)</text:span></text:p>
      <text:p text:style-name="P2"><text:span text:style-name="T4"/></text:p>
      <text:p text:style-name="P2"><text:span text:style-name="T4">Conta (</text:span><text:span text:style-name="T2">ID_Conta</text:span><text:span text:style-name="T4">, Valor, Data_Emissão, Data_Vencimento)</text:span></text:p>
      <text:p text:style-name="P2"><text:span text:style-name="T4"/></text:p>
      <text:p text:style-name="P2"><text:span text:style-name="T4">Serviço(</text:span><text:span text:style-name="T2">NServiço</text:span><text:span text:style-name="T4">, Tipo)</text:span></text:p>
      <text:p text:style-name="P2"><text:span text:style-name="T4"/></text:p>
      <text:p text:style-name="P3"><text:span text:style-name="T4">Funcionário(</text:span><text:span text:style-name="T2">Cod_Func</text:span><text:span text:style-name="T4">, Nome, Telefone, Data_admissão, Carga Horária, Salário, CPF, Rua, CEP, Cidade, País</text:span></text:p>
      <text:p text:style-name="P3"/>
      <text:p text:style-name="P3"><text:span text:style-name="T4">Plano(</text:span><text:span text:style-name="T2">Nro_Plano</text:span><text:span text:style-name="T4">, Valor</text:span></text:p>
      <text:p text:style-name="P3"/>
      <text:p text:style-name="P4"><text:span text:style-name="T4">Paga(</text:span><text:span text:style-name="T2">cliente_cpf(Cliente.CPF), conta(Conta.ID_Conta)</text:span><text:span text:style-name="T4">, data_pagamento, estapago)</text:span></text:p>
      <text:p text:style-name="P4"><text:span text:style-name="T4"/></text:p>
      <text:p text:style-name="P7"><text:span text:style-name="T4">Agenda( <text:s/></text:span><text:span text:style-name="T2">serviço_id(Serviço.Nserviço), cliente_cpf(Cliente.CPF)</text:span><text:span text:style-name="T4">, data_agendamento, data_concretização, </text:span><text:span text:style-name="T14">funcionario_agendamento(Funcionário.Cod_Func)</text:span><text:span text:style-name="T4"> )</text:span></text:p>
      <text:p text:style-name="P7"/>
      <text:p text:style-name="P9"><text:span text:style-name="T4">Realiza( </text:span><text:span text:style-name="T2">serviço_realizado(Serviço.N1_Serviço), </text:span><text:span text:style-name="T3">funcionário(Funcionario.Cod_Func)</text:span><text:span text:style-name="T15">)</text:span><text:span text:style-name="T4"> </text:span></text:p>
      <text:p text:style-name="P7"><text:span text:style-name="T4"/></text:p>
      <text:p text:style-name="P8">Mapeamento de Plano Contratado (1,n):</text:p>
      <text:p text:style-name="P8"><text:tab/><text:span text:style-name="T16">As possibilidades são criar uma nova tabela para o plano contratado, ligando plano e cliente, ou colocar um atributo referenciando o plano em cliente.</text:span></text:p>
      <text:p text:style-name="P8"><text:tab/><text:span text:style-name="T17">A alternativa escolhida foi colocar um atributo em cliente, visto que o intuito do banco de dados é auxiliar uma empresa que tem como objetivo principal fornecer serviços para os clientes, então tendo cliente e plano na mesma tabela facilitaria as consultas e evitaria um gasto excessivo de espaço no armazenamento.</text:span></text:p>
      <text:p text:style-name="P8"/>
      <text:p text:style-name="P3"><text:span text:style-name="T4">Mapeamento da Relação Paga </text:span><text:span text:style-name="T8">(1,n)</text:span><text:span text:style-name="T4">:</text:span></text:p>
      <text:p text:style-name="P3"><text:span text:style-name="T4"><text:tab/>Possibilidade de colocar os atributos 'Data_pagamento' e 'EstaPago' em Conta ou criar uma relação Paga referenciando a conta e o cliente.</text:span></text:p>
      <text:p text:style-name="P4"><text:span text:style-name="T4">Opção Escolhida: Criar uma nova tabela Paga referenciando cliente e conta, para evitar ao máximo valores nulos</text:span></text:p>
      <text:p text:style-name="P4"/>
      <text:p text:style-name="P6"><text:span text:style-name="T4">Mapeamento da Relação Gera</text:span><text:span text:style-name="T9">(1,n)</text:span><text:span text:style-name="T4">:</text:span></text:p>
      <text:p text:style-name="P6"><text:span text:style-name="T4"><text:tab/>A relação não possui nenhum atributo, os atributos referente à geração da conta já estão na conta, como data_emissão, data_vencimento e valor, foi mapeado desse modo pois todas as contas precisam ter esses campos.</text:span></text:p>
      <text:p text:style-name="P4"/>
      <text:p text:style-name="P5"><text:span text:style-name="T4">Mape</text:span><text:span text:style-name="T6">a</text:span><text:span text:style-name="T4">m</text:span><text:span text:style-name="T6">e</text:span><text:span text:style-name="T4">nto da Relação Contrata </text:span><text:span text:style-name="T10">(1,n)</text:span><text:span text:style-name="T4"> </text:span><text:span text:style-name="T7">(Empresa - Funcionário)</text:span><text:span text:style-name="T4">:</text:span></text:p>
      <text:p text:style-name="P5"><text:span text:style-name="T4"><text:tab/>A relação não possui nenhum atributo, os atributos referentes à contratação de um funcionário já estão em funcionário, como data_admissão, carga_horária e salário, foi mapeado desse modo pois todos os funcionários obrigatoriamente terão de ter esses campos preenchidos.</text:span></text:p>
      <text:p text:style-name="P5"/>
      <text:p text:style-name="P7"><text:span text:style-name="T4">Mapeamento da Relação Agenda</text:span><text:span text:style-name="T11">(1,n)</text:span><text:span text:style-name="T4">:</text:span></text:p>
      <text:p text:style-name="P7"><text:span text:style-name="T4"><text:tab/>Existem duas possibilidades: Colocar os dados referentes ao agendamento no serviço ou criar uma nova relação com os dados de serviço.</text:span></text:p>
      <text:p text:style-name="P7"><text:span text:style-name="T4"><text:tab/>Foi escolhida criar a nova relação pois a intenção é de que a tabela Serviço seja uma tabela estática, somente executando consultas na mesma, os dados variáveis estão ligados ao </text:span><text:soft-page-break/><text:span text:style-name="T4">agendamento.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4:31:18.184193000</meta:creation-date>
    <dc:date>2015-07-10T18:30:40.179140000</dc:date>
    <meta:editing-duration>PT43M10S</meta:editing-duration>
    <meta:editing-cycles>24</meta:editing-cycles>
    <meta:generator>LibreOffice/4.2.6.2$MacOSX_X86_64 LibreOffice_project/185f2ce4dcc34af9bd97dec29e6d42c39557298f</meta:generator>
    <meta:document-statistic meta:table-count="0" meta:image-count="0" meta:object-count="0" meta:page-count="2" meta:paragraph-count="23" meta:word-count="323" meta:character-count="2428" meta:non-whitespace-character-count="2118"/>
  </office:meta>
</office:document-meta>
</file>